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WW-Encabezado_20_del_20_índice">
      <style:paragraph-properties fo:margin-top="0.423cm" fo:margin-bottom="0.212cm"/>
    </style:style>
    <style:style style:name="P14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5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fo:font-size="14pt" style:font-size-asian="14pt" style:font-size-complex="14pt"/>
    </style:style>
    <style:style style:name="P19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22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3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 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7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7">0.1</text:p>
          </table:table-cell>
          <table:table-cell table:style-name="Versiones.B2" office:value-type="string">
            <text:p text:style-name="P8">Empiezo a toquetear</text:p>
          </table:table-cell>
        </table:table-row>
        <table:table-row>
          <table:table-cell table:style-name="Versiones.A2" office:value-type="string">
            <text:p text:style-name="P7">1.7</text:p>
          </table:table-cell>
          <table:table-cell table:style-name="Versiones.B2" office:value-type="string">
            <text:p text:style-name="P8">Las ilustraciones deberían contener un título y un número, como se verá en la ilustración de este documento. Además referenciaremos a esta por su número.</text:p>
          </table:table-cell>
        </table:table-row>
        <table:table-row>
          <table:table-cell table:style-name="Versiones.A2" office:value-type="string">
            <text:p text:style-name="P7">1.65</text:p>
          </table:table-cell>
          <table:table-cell table:style-name="Versiones.B2" office:value-type="string">
            <text:p text:style-name="P8">Cambiado el orden de los campos a uno más legible.</text:p>
          </table:table-cell>
        </table:table-row>
      </table:table>
      <text:p text:style-name="P6"/>
      <text:p text:style-name="P9">Autores:</text:p>
      <text:p text:style-name="P9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0">Índice de contenido</text:p>
          </text:index-title>
          <text:p text:style-name="P11">1. Primer apartado (en Arial 16 negrita, y justificado -como el resto del documento)<text:tab/>3</text:p>
          <text:p text:style-name="P12">1.1 Primer sub-apartado del primer apartado (en Arial 14 negrita y cursiva)<text:tab/>3</text:p>
          <text:p text:style-name="P11">2. Segundo apartado (como el primero, en Arial 14 negrita, cursiva y justificado)<text:tab/>3</text:p>
        </text:index-body>
      </text:table-of-content>
      <text:p text:style-name="P13"/>
      <text:section text:style-name="Sect2" text:name="Área2">
        <text:h text:style-name="P17" text:outline-level="1">1. Paso a tablas</text:h>
        <text:p text:style-name="Text_20_body">Como primera parte de esta memoria ofreceremos el paso a tablas:</text:p>
        <text:p text:style-name="Text_20_body"/>
        <text:h text:style-name="P18" text:outline-level="2">1.1 Diagrama</text:h>
        <text:p text:style-name="Text_20_body"><text:span text:style-name="T1">Sdjakjf</text:span></text:p>
        <text:p text:style-name="Text_20_body"><text:span text:style-name="T1"/></text:p>
        <text:h text:style-name="P18" text:outline-level="2"><text:span text:style-name="T2">1.2 Comentarios</text:span></text:h>
        <text:p text:style-name="P16"><text:span text:style-name="T2">asdajlkj</text:span></text:p>
        <text:p text:style-name="P15"><text:span text:style-name="T2"/></text:p>
        <text:h text:style-name="P19" text:outline-level="2"><text:span text:style-name="T2">1.3 Supuestos realizados en cuanto a integridad referencial.</text:span></text:h>
        <text:p text:style-name="P15"><text:span text:style-name="T2"/></text:p>
        <text:h text:style-name="Heading_20_1" text:outline-level="1">2. Consultas</text:h>
        <text:h text:style-name="P18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8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8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Text_20_body"><text:span text:style-name="T2">Actualmente, tener teléfono móvil es básico para un gran número de personas. Por ello esta actualización es interesante.</text:span></text:p>
        <text:p text:style-name="P6"><text:span text:style-name="T2"/></text:p>
        <text:h text:style-name="P18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8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8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P6"><text:span text:style-name="T2">Actualmente, tener teléfono móvil es básico para un gran número de personas. Por ello esta actualización es interesa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 DD.</text:subject></text:span><text:span text:style-name="T1">:Versión-</text:span><text:span text:style-name="T1"><text:user-defined text:name="Versión">0.1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3</text:page-number></text:span><text:span text:style-name="T1"> de </text:span><text:span text:style-name="T1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subject>Ejercicios prácticos de BB. DD.</dc:subject>
    <meta:creation-date>2007-03-29T14:18:08</meta:creation-date>
    <dc:date>2007-05-15T19:31:20</dc:date>
    <meta:keyword>bases de datos ejercicios prácticos</meta:keyword>
    <dc:language>es-ES</dc:language>
    <meta:editing-cycles>21</meta:editing-cycles>
    <meta:editing-duration>PT32M43S</meta:editing-duration>
    <meta:user-defined meta:name="Autor">Palmax</meta:user-defined>
    <meta:user-defined meta:name="Versión">0.1</meta:user-defined>
    <meta:user-defined meta:name="Ejercicio práctico">2</meta:user-defined>
    <meta:user-defined meta:name="Info 4"/>
    <meta:document-statistic meta:table-count="1" meta:image-count="0" meta:object-count="0" meta:page-count="5" meta:paragraph-count="75" meta:word-count="371" meta:character-count="2349"/>
  </office:meta>
</office:document-meta>
</file>